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00000011EC12FB222786063CC.jpg" manifest:media-type="image/jpeg"/>
  <manifest:file-entry manifest:full-path="Pictures/10000201000000F0000000CCA139495FB32A8D11.png" manifest:media-type="image/png"/>
  <manifest:file-entry manifest:full-path="Pictures/10000201000004B0000004B08D1F78DB48C6C7D9.png" manifest:media-type="image/png"/>
  <manifest:file-entry manifest:full-path="Pictures/10000201000004B00000034F8C168626133BA437.png" manifest:media-type="image/png"/>
  <manifest:file-entry manifest:full-path="Pictures/10000201000004B0000004B0DDAF2369444A2399.png" manifest:media-type="image/png"/>
  <manifest:file-entry manifest:full-path="Pictures/1000020100000400000004009B605892D20DA47A.png" manifest:media-type="image/png"/>
  <manifest:file-entry manifest:full-path="Pictures/100002010000019000000190E10A91F6060AF2B7.png" manifest:media-type="image/png"/>
  <manifest:file-entry manifest:full-path="Pictures/10000000000000E1000000E129318E95AC49760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나눔고딕" svg:font-family="나눔고딕" style:font-family-generic="roman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cm" svg:height="5cm" svg:x="1.425cm" svg:y="1.009cm">
          <draw:image xlink:href="Pictures/10000201000004B00000034F8C168626133BA437.png" xlink:type="simple" xlink:show="embed" xlink:actuate="onLoad">
            <text:p/>
          </draw:image>
        </draw:frame>
        <draw:frame draw:style-name="gr1" draw:text-style-name="P1" draw:layer="layout" svg:width="4cm" svg:height="7cm" svg:x="1.6cm" svg:y="12.6cm">
          <draw:image xlink:href="Pictures/10000000000000B00000011EC12FB222786063CC.jpg" xlink:type="simple" xlink:show="embed" xlink:actuate="onLoad">
            <text:p/>
          </draw:image>
        </draw:frame>
        <draw:frame draw:style-name="gr1" draw:text-style-name="P1" draw:layer="layout" svg:width="7cm" svg:height="7cm" svg:x="21.5cm" svg:y="1.2cm">
          <draw:image xlink:href="Pictures/10000201000004B0000004B0DDAF2369444A2399.png" xlink:type="simple" xlink:show="embed" xlink:actuate="onLoad">
            <text:p/>
          </draw:image>
        </draw:frame>
        <draw:frame draw:style-name="gr1" draw:text-style-name="P1" draw:layer="layout" svg:width="7cm" svg:height="7cm" svg:x="21.5cm" svg:y="13.1cm">
          <draw:image xlink:href="Pictures/100002010000019000000190E10A91F6060AF2B7.png" xlink:type="simple" xlink:show="embed" xlink:actuate="onLoad">
            <text:p/>
          </draw:image>
        </draw:frame>
        <draw:frame draw:style-name="gr1" draw:text-style-name="P1" draw:layer="layout" svg:width="6.349cm" svg:height="5.397cm" svg:x="12.051cm" svg:y="2.7cm">
          <draw:image xlink:href="Pictures/10000201000000F0000000CCA139495FB32A8D11.png" xlink:type="simple" xlink:show="embed" xlink:actuate="onLoad">
            <text:p/>
          </draw:image>
        </draw:frame>
        <draw:frame draw:style-name="gr1" draw:text-style-name="P1" draw:layer="layout" svg:width="5.952cm" svg:height="5.952cm" svg:x="18.048cm" svg:y="8.4cm">
          <draw:image xlink:href="Pictures/10000000000000E1000000E129318E95AC49760D.jpg" xlink:type="simple" xlink:show="embed" xlink:actuate="onLoad">
            <text:p/>
          </draw:image>
        </draw:frame>
        <draw:frame draw:style-name="gr1" draw:text-style-name="P1" draw:layer="layout" svg:width="7cm" svg:height="7cm" svg:x="4.3cm" svg:y="7.4cm">
          <draw:image xlink:href="Pictures/1000020100000400000004009B605892D20DA47A.png" xlink:type="simple" xlink:show="embed" xlink:actuate="onLoad">
            <text:p/>
          </draw:image>
        </draw:frame>
        <draw:frame draw:style-name="gr1" draw:text-style-name="P1" draw:layer="layout" svg:width="7cm" svg:height="7cm" svg:x="10.1cm" svg:y="12.3cm">
          <draw:image xlink:href="Pictures/10000201000004B0000004B08D1F78DB48C6C7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나눔고딕" svg:font-family="나눔고딕" style:font-family-generic="roman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20:42:28.355796998</meta:creation-date>
    <dc:date>2018-02-26T21:13:45.032985634</dc:date>
    <meta:editing-duration>PT21M6S</meta:editing-duration>
    <meta:editing-cycles>1</meta:editing-cycles>
    <meta:document-statistic meta:object-count="8"/>
    <meta:generator>LibreOffice/5.4.5.1$Linux_X86_64 LibreOffice_project/40$Build-1</meta:generator>
  </office:meta>
</office:document-meta>
</file>